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left="0cm" style:writing-mode="lr-tb">
        <style:tab-stops>
          <style:tab-stop style:type="center" style:leader-style="none" style:position="8.001cm"/>
        </style:tab-stops>
      </style:paragraph-properties>
    </style:style>
    <style:style style:name="T1_1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2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3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4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5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6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T1_7" style:family="text"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right" style:leader-style="none" style:position="16.002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  <style:tab-stop style:type="left" style:leader-style="none" style:position="8.89cm"/>
          <style:tab-stop style:type="left" style:leader-style="none" style:position="10.16cm"/>
          <style:tab-stop style:type="right" style:leader-style="none" style:position="16.002cm"/>
        </style:tab-stops>
      </style:paragraph-properties>
    </style:style>
    <style:style style:name="T3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8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p text:style-name="P1"><text:span text:style-name="T1_1">VIRGINIA</text:span><text:span text:style-name="T1_2"><text:s/></text:span><text:span text:style-name="T1_3">BEACH</text:span><text:span text:style-name="T1_4"><text:s/></text:span><text:span text:style-name="T1_5">HEALTH</text:span><text:span text:style-name="T1_6"><text:s/></text:span><text:span text:style-name="T1_7">DISTRICT</text:span></text:p>
      <text:p text:style-name="P2"/>
      <text:p text:style-name="P3"/>
      <text:p text:style-name="P4"><text:span text:style-name="T4_1">Venita</text:span><text:span text:style-name="T4_2"><text:s/></text:span><text:span text:style-name="T4_3">Newby</text:span><text:span text:style-name="T4_4">-</text:span><text:span text:style-name="T4_5">Owens</text:span><text:span text:style-name="T4_6">,<text:s/></text:span><text:span text:style-name="T4_7">M</text:span><text:span text:style-name="T4_8">.</text:span><text:span text:style-name="T4_9">D</text:span><text:span text:style-name="T4_10">.,<text:s/></text:span><text:span text:style-name="T4_11">M</text:span><text:span text:style-name="T4_12">.</text:span><text:span text:style-name="T4_13">P</text:span><text:span text:style-name="T4_14">.</text:span><text:span text:style-name="T4_15">H</text:span><text:span text:style-name="T4_16">.<text:tab/>(757)<text:s/>518-2630</text:span></text:p>
      <text:p text:style-name="P5"><text:span text:style-name="T5_1">District</text:span><text:span text:style-name="T5_2"><text:s/></text:span><text:span text:style-name="T5_3">Director</text:span><text:span text:style-name="T5_4"><text:s/></text:span></text:p>
      <text:p text:style-name="P6"/>
      <text:p text:style-name="P7"><text:span text:style-name="T7_1">Bonnie</text:span><text:span text:style-name="T7_2"><text:s/></text:span><text:span text:style-name="T7_3">Spruill</text:span><text:span text:style-name="T7_4"><text:tab/>(757)<text:s/>518-2672</text:span></text:p>
      <text:p text:style-name="P8"><text:span text:style-name="T8_1">Executive</text:span><text:span text:style-name="T8_2"><text:s/></text:span><text:span text:style-name="T8_3">Secretary</text:span></text:p>
      <text:p text:style-name="P9"/>
      <text:p text:style-name="P10"><text:span text:style-name="T10_1">Trish</text:span><text:span text:style-name="T10_2"><text:s/></text:span><text:span text:style-name="T10_3">Donahue</text:span><text:span text:style-name="T10_4"><text:tab/>(757)<text:s/>518-2660</text:span></text:p>
      <text:p text:style-name="P11"><text:span text:style-name="T11_1">Administrative</text:span><text:span text:style-name="T11_2"><text:s/></text:span><text:span text:style-name="T11_3">Manager</text:span></text:p>
      <text:p text:style-name="P12"/>
      <text:p text:style-name="P13"><text:span text:style-name="T13_1">Angela</text:span><text:span text:style-name="T13_2"><text:s/></text:span><text:span text:style-name="T13_3">B</text:span><text:span text:style-name="T13_4">.<text:s/></text:span><text:span text:style-name="T13_5">Savage</text:span><text:span text:style-name="T13_6">,<text:s/></text:span><text:span text:style-name="T13_7">R</text:span><text:span text:style-name="T13_8">.</text:span><text:span text:style-name="T13_9">N</text:span><text:span text:style-name="T13_10">.<text:tab/><text:tab/>(757)<text:s/>518-2673</text:span></text:p>
      <text:p text:style-name="P14"><text:span text:style-name="T14_1">Nurse</text:span><text:span text:style-name="T14_2"><text:s/></text:span><text:span text:style-name="T14_3">Manager</text:span></text:p>
      <text:p text:style-name="P15"/>
      <text:p text:style-name="P16"><text:span text:style-name="T16_1">Frank</text:span><text:span text:style-name="T16_2"><text:s/></text:span><text:span text:style-name="T16_3">J</text:span><text:span text:style-name="T16_4">.<text:s/></text:span><text:span text:style-name="T16_5">Scanlon</text:span><text:span text:style-name="T16_6"><text:tab/>(757)<text:s/>518-2676</text:span></text:p>
      <text:p text:style-name="P17"><text:span text:style-name="T17_1">Environmental</text:span><text:span text:style-name="T17_2"><text:s/></text:span><text:span text:style-name="T17_3">Health</text:span><text:span text:style-name="T17_4"><text:s/></text:span><text:span text:style-name="T17_5">Manager</text:span></text:p>
      <text:p text:style-name="P18"/>
      <text:p text:style-name="P19"/>
      <text:p text:style-name="P20"><text:span text:style-name="T20_1">Virginia</text:span><text:span text:style-name="T20_2"><text:s/></text:span><text:span text:style-name="T20_3">Beach</text:span><text:span text:style-name="T20_4"><text:s/></text:span><text:span text:style-name="T20_5">City</text:span><text:span text:style-name="T20_6"><text:s/></text:span><text:span text:style-name="T20_7">H</text:span><text:span text:style-name="T20_8">.</text:span><text:span text:style-name="T20_9">D</text:span><text:span text:style-name="T20_10">.</text:span><text:span text:style-name="T20_11"><text:tab/></text:span><text:span text:style-name="T20_12">COST</text:span><text:span text:style-name="T20_13"><text:s/></text:span><text:span text:style-name="T20_14">CODE</text:span><text:span text:style-name="T20_15">:<text:s text:c="2"/>036</text:span></text:p>
      <text:p text:style-name="P21"><text:span text:style-name="T21_1">(</text:span><text:span text:style-name="T21_2">Headquarters</text:span><text:span text:style-name="T21_3"><text:s/></text:span><text:span text:style-name="T21_4">Office</text:span><text:span text:style-name="T21_5">)<text:tab/></text:span><text:span text:style-name="T21_6">FIPS</text:span><text:span text:style-name="T21_7"><text:s/></text:span><text:span text:style-name="T21_8">CODE</text:span><text:span text:style-name="T21_9">:<text:s text:c="2"/>810</text:span></text:p>
      <text:p text:style-name="P22"><text:span text:style-name="T22_1">Pembroke</text:span><text:span text:style-name="T22_2"><text:s/></text:span><text:span text:style-name="T22_3">Corporate</text:span><text:span text:style-name="T22_4"><text:s/></text:span><text:span text:style-name="T22_5">Center</text:span><text:span text:style-name="T22_6"><text:s/></text:span><text:span text:style-name="T22_7">III</text:span><text:span text:style-name="T22_8"><text:tab/></text:span><text:span text:style-name="T22_9">SITE</text:span><text:span text:style-name="T22_10"><text:s/></text:span><text:span text:style-name="T22_11">CODE</text:span><text:span text:style-name="T22_12">:<text:s text:c="2"/>"</text:span><text:span text:style-name="T22_13">C</text:span><text:span text:style-name="T22_14">"</text:span></text:p>
      <text:p text:style-name="P23"><text:span text:style-name="T23_1"><text:tab/>4452<text:s/></text:span><text:span text:style-name="T23_2">Corporation</text:span><text:span text:style-name="T23_3"><text:s/></text:span><text:span text:style-name="T23_4">Lane</text:span><text:span text:style-name="T23_5"><text:tab/>(757)<text:s/>518-2700</text:span></text:p>
      <text:p text:style-name="P24"><text:span text:style-name="T24_1"><text:tab/></text:span><text:span text:style-name="T24_2">Virginia</text:span><text:span text:style-name="T24_3"><text:s/></text:span><text:span text:style-name="T24_4">Beach</text:span><text:span text:style-name="T24_5">,<text:s/></text:span><text:span text:style-name="T24_6">VA</text:span><text:span text:style-name="T24_7"><text:s/>23462<text:tab/></text:span><text:span text:style-name="T24_8">FAX</text:span><text:span text:style-name="T24_9"><text:s/>(757)<text:s/>518-2640</text:span></text:p>
      <text:p text:style-name="P25"/>
      <text:p text:style-name="P26"><text:span text:style-name="T26_1">WIC</text:span><text:span text:style-name="T26_2"><text:s/></text:span><text:span text:style-name="T26_3">BRANCHES</text:span><text:span text:style-name="T26_4">:</text:span></text:p>
      <text:p text:style-name="P27"/>
      <text:p text:style-name="P28"><text:span text:style-name="T28_1">4080<text:s/></text:span><text:span text:style-name="T28_2">Foxwood</text:span><text:span text:style-name="T28_3"><text:s/></text:span><text:span text:style-name="T28_4">Drive</text:span><text:span text:style-name="T28_5">,<text:s/></text:span><text:span text:style-name="T28_6">Suite</text:span><text:span text:style-name="T28_7"><text:s/>105<text:tab/>(757)<text:s/>424-9971</text:span></text:p>
      <text:p text:style-name="P29"><text:span text:style-name="T29_1">Virginia</text:span><text:span text:style-name="T29_2"><text:s/></text:span><text:span text:style-name="T29_3">Beach</text:span><text:span text:style-name="T29_4">,<text:s/></text:span><text:span text:style-name="T29_5">VA</text:span><text:span text:style-name="T29_6"><text:s/>23452<text:tab/></text:span><text:span text:style-name="T29_7">FAX</text:span><text:span text:style-name="T29_8"><text:s/>(757)<text:s/>424-9973</text:span></text:p>
      <text:p text:style-name="P30"/>
      <text:p text:style-name="P31"><text:span text:style-name="T31_1">1091<text:s/></text:span><text:span text:style-name="T31_2">Norfolk</text:span><text:span text:style-name="T31_3"><text:s/></text:span><text:span text:style-name="T31_4">Avenue</text:span><text:span text:style-name="T31_5">,<text:s/></text:span><text:span text:style-name="T31_6">Suite</text:span><text:span text:style-name="T31_7"><text:s/>204<text:tab/>(757)<text:s/>491-5183</text:span></text:p>
      <text:p text:style-name="P32"><text:span text:style-name="T32_1">Virginia</text:span><text:span text:style-name="T32_2"><text:s/></text:span><text:span text:style-name="T32_3">Beach</text:span><text:span text:style-name="T32_4">,<text:s/></text:span><text:span text:style-name="T32_5">VA</text:span><text:span text:style-name="T32_6"><text:s/>23451<text:tab/></text:span><text:span text:style-name="T32_7">FAX</text:span><text:span text:style-name="T32_8"><text:s/>(757)<text:s/>491-5478</text:span></text:p>
      <text:p text:style-name="P33"/>
      <text:p text:style-name="P34"><text:span text:style-name="T34_1">Oceana</text:span><text:span text:style-name="T34_2"><text:s/></text:span><text:span text:style-name="T34_3">Naval</text:span><text:span text:style-name="T34_4"><text:s/></text:span><text:span text:style-name="T34_5">Air</text:span><text:span text:style-name="T34_6"><text:s/></text:span><text:span text:style-name="T34_7">Station</text:span><text:span text:style-name="T34_8"><text:tab/>(757)<text:s/>491-5928</text:span></text:p>
      <text:p text:style-name="P35"><text:span text:style-name="T35_1">Building</text:span><text:span text:style-name="T35_2"><text:s/>531<text:tab/><text:tab/><text:tab/><text:tab/><text:tab/><text:tab/><text:tab/></text:span><text:span text:style-name="T35_3">FAX</text:span><text:span text:style-name="T35_4"><text:s/>(757)<text:s/>491-5900</text:span></text:p>
      <text:p text:style-name="P36"><text:span text:style-name="T36_1">Virginia</text:span><text:span text:style-name="T36_2"><text:s/></text:span><text:span text:style-name="T36_3">Beach</text:span><text:span text:style-name="T36_4">,<text:s/></text:span><text:span text:style-name="T36_5">VA</text:span><text:span text:style-name="T36_6"><text:s/>23460</text:span></text:p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